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23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nse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theme role</text:p>
          </table:table-cell>
          <table:table-cell office:value-type="string" calcext:value-type="string">
            <text:p>cat ont</text:p>
          </table:table-cell>
          <table:table-cell office:value-type="string" calcext:value-type="string">
            <text:p>selpref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definition</text:p>
          </table:table-cell>
        </table:table-row>
        <table:table-row table:style-name="ro2">
          <table:table-cell office:value-type="string" calcext:value-type="string">
            <text:p>spod-1</text:p>
          </table:table-cell>
          <table:table-cell office:value-type="string" calcext:value-type="string">
            <text:p>spod" np(gen)Location SourceMIEJSCEspod prysznicakomunikuje o ruchu z miejsca położonego niżej lub głębiej niż obiekt nazywany przez rzeczownik</text:p>
            <text:p>spod-2"spod" np(gen)Location SourceMIEJSCEspod Lwowakomunikuje, że ktoś lub coś przybywa lub pochodzi z miejsca położonego w pobliżu lub w okolicach miejscowości, terenu bądź obiektu, o których mowa</text:p>
            <text:p>po stronie"po stronie" np(gen)</text:p>
            <text:p/>
          </table:table-cell>
          <table:table-cell/>
          <table:table-cell office:value-type="string" calcext:value-type="string">
            <text:p>MIEJSC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hociaż-I</text:p>
          </table:table-cell>
          <table:table-cell office:value-type="string" calcext:value-type="string">
            <text:p>„chociaż” ip „,” ip</text:p>
          </table:table-cell>
          <table:table-cell office:value-type="string" calcext:value-type="string">
            <text:p>Condition</text:p>
          </table:table-cell>
          <table:table-cell table:number-columns-repeated="2" office:value-type="string" calcext:value-type="string">
            <text:p>--</text:p>
          </table:table-cell>
          <table:table-cell table:style-name="ce1" office:value-type="string" calcext:value-type="string">
            <text:p>Chociaż był głodny, prawie nic nie zjadł.</text:p>
          </table:table-cell>
          <table:table-cell table:style-name="ce1" office:value-type="string" calcext:value-type="string">
            <text:p>spójnik przyłączający do zdania nadrzędnego zdanie podrzędne (lub jego ekwiwalent), z którego treści można wyprowadzić sąd przeciwstawny względem tego, o czym mowa w zdaniu nadrzędnym; aczkolwiek, (po)mimo że (iż), choć</text:p>
          </table:table-cell>
        </table:table-row>
        <table:table-row table:style-name="ro1">
          <table:table-cell/>
          <table:table-cell office:value-type="string" calcext:value-type="string">
            <text:p>„jeśli” ip „,” „to” i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„im” advp(com) „tym” advp(com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„po” adjp(part?)</text:p>
          </table:table-cell>
          <table:table-cell table:number-columns-repeated="3"/>
          <table:table-cell office:value-type="string" calcext:value-type="string">
            <text:p>po polsku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na osiemnastą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na teraz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na za dwa tygodni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na wiosnę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„co najmniej” num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4:35:47.789000000</meta:creation-date>
    <dc:date>2016-11-05T00:06:06.707000000</dc:date>
    <meta:editing-duration>PT8H31M42S</meta:editing-duration>
    <meta:editing-cycles>1</meta:editing-cycles>
    <meta:document-statistic meta:table-count="1" meta:cell-count="26" meta:object-count="0"/>
    <meta:generator>LibreOffice/4.4.2.2$Windows_x86 LibreOffice_project/c4c7d32d0d49397cad38d62472b0bc8acff48dd6</meta:generator>
  </office:meta>
</office:document-meta>
</file>